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Pictures/2000000A000000DF000000DFF4B88EFE.svm" manifest:media-type=""/>
  <manifest:file-entry manifest:full-path="Object 2/Pictures/2000000A000000DF000000DF5BC2116F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3/styles.xml" manifest:media-type="text/xml"/>
  <manifest:file-entry manifest:full-path="Object 3/Pictures/2000000D000000DD000000DD3F0040E4.svm" manifest:media-type="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979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2.949cm"/>
    </style:style>
    <style:style style:name="co6" style:family="table-column">
      <style:table-column-properties fo:break-before="auto" style:column-width="3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8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0"/>
    <style:style style:name="ce3" style:family="table-cell" style:parent-style-name="Default" style:data-style-name="N3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Obcowzbudny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Default"/>
        <table:table-column table:style-name="co5" table:default-cell-style-name="ce4"/>
        <table:table-column table:style-name="co6" table:default-cell-style-name="ce4"/>
        <table:table-column table:style-name="co6" table:default-cell-style-name="Default"/>
        <table:table-row table:style-name="ro1">
          <table:table-cell table:style-name="ce1"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=0</text:p>
          </table:table-cell>
        </table:table-row>
        <table:table-row table:style-name="ro1">
          <table:table-cell table:style-name="ce2"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42.5" calcext:value-type="float">
            <text:p>1342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1" calcext:value-type="float">
            <text:p>3,41</text:p>
          </table:table-cell>
          <table:table-cell office:value-type="float" office:value="1332.7" calcext:value-type="float">
            <text:p>1332,7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5" calcext:value-type="float">
            <text:p>4,5</text:p>
          </table:table-cell>
          <table:table-cell office:value-type="float" office:value="1328" calcext:value-type="float">
            <text:p>1328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1" calcext:value-type="float">
            <text:p>7,1</text:p>
          </table:table-cell>
          <table:table-cell office:value-type="float" office:value="1315" calcext:value-type="float">
            <text:p>1315</text:p>
            <draw:frame table:end-cell-address="Obcowzbudny.R45" table:end-x="1.991cm" table:end-y="0.265cm" draw:z-index="0" draw:style-name="gr1" draw:text-style-name="P1" svg:width="27.245cm" svg:height="18.36cm" svg:x="1.199cm" svg:y="0.038cm">
              <draw:object draw:notify-on-update-of-ranges="Obcowzbudny.F1:Obcowzbudny.F1 Obcowzbudny.F2:Obcowzbudny.F6 Obcowzbudny.H1:Obcowzbudny.H1 Obcowzbudny.G2:Obcowzbudny.G6 Obcowzbudny.F9:Obcowzbudny.F13 Obcowzbudny.H8:Obcowzbudny.H8 Obcowzbudny.G9:Obcowzbudny.G13 Obcowzbudny.F17:Obcowzbudny.F21 Obcowzbudny.H16:Obcowzbudny.H16 Obcowzbudny.G17:Obcowzbudny.G21 Obcowzbudny.F25:Obcowzbudny.F29 Obcowzbudny.H24:Obcowzbudny.H24 Obcowzbudny.G25:Obcowzbudny.G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5"/>
          <table:table-cell office:value-type="float" office:value="13.7" calcext:value-type="float">
            <text:p>13,7</text:p>
          </table:table-cell>
          <table:table-cell office:value-type="float" office:value="1280" calcext:value-type="float">
            <text:p>1280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80V, Rd&gt;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&gt;0</text:p>
          </table:table-cell>
          <table:table-cell/>
          <table:table-cell office:value-type="float" office:value="1.95" calcext:value-type="float">
            <text:p>1,95</text:p>
          </table:table-cell>
          <table:table-cell office:value-type="float" office:value="1306" calcext:value-type="float">
            <text:p>1306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46" calcext:value-type="float">
            <text:p>3,46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08" calcext:value-type="float">
            <text:p>5,08</text:p>
          </table:table-cell>
          <table:table-cell office:value-type="float" office:value="1211.5" calcext:value-type="float">
            <text:p>1211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67" calcext:value-type="float">
            <text:p>7,67</text:p>
          </table:table-cell>
          <table:table-cell office:value-type="float" office:value="1137.5" calcext:value-type="float">
            <text:p>1137,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3" calcext:value-type="float">
            <text:p>11,3</text:p>
          </table:table-cell>
          <table:table-cell office:value-type="float" office:value="1037" calcext:value-type="float">
            <text:p>1037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A, U=180V, Rd=0</text:p>
          </table:table-cell>
        </table:table-row>
        <table:table-row table:style-name="ro1">
          <table:table-cell/>
          <table:table-cell office:value-type="float" office:value="0.6" calcext:value-type="float">
            <text:p>0,6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387" calcext:value-type="float">
            <text:p>1387</text:p>
          </table:table-cell>
          <table:table-cell/>
        </table:table-row>
        <table:table-row table:style-name="ro1">
          <table:table-cell table:number-columns-repeated="5"/>
          <table:table-cell office:value-type="float" office:value="3.7" calcext:value-type="float">
            <text:p>3,7</text:p>
          </table:table-cell>
          <table:table-cell office:value-type="float" office:value="1374" calcext:value-type="float">
            <text:p>1374</text:p>
          </table:table-cell>
          <table:table-cell/>
        </table:table-row>
        <table:table-row table:style-name="ro1">
          <table:table-cell table:number-columns-repeated="5"/>
          <table:table-cell office:value-type="float" office:value="5.17" calcext:value-type="float">
            <text:p>5,17</text:p>
          </table:table-cell>
          <table:table-cell office:value-type="float" office:value="1364" calcext:value-type="float">
            <text:p>1364</text:p>
          </table:table-cell>
          <table:table-cell/>
        </table:table-row>
        <table:table-row table:style-name="ro1">
          <table:table-cell table:number-columns-repeated="5"/>
          <table:table-cell office:value-type="float" office:value="8.47" calcext:value-type="float">
            <text:p>8,47</text:p>
          </table:table-cell>
          <table:table-cell office:value-type="float" office:value="1344" calcext:value-type="float">
            <text:p>1344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.5" calcext:value-type="float">
            <text:p>14,5</text:p>
          </table:table-cell>
          <table:table-cell office:value-type="float" office:value="1314" calcext:value-type="float">
            <text:p>1314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Ustwiany prąd</text:p>
          </table:table-cell>
          <table:table-cell office:value-type="string" calcext:value-type="string">
            <text:p>Napięcie</text:p>
          </table:table-cell>
          <table:table-cell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obr. n</text:p>
          </table:table-cell>
          <table:table-cell office:value-type="string" calcext:value-type="string">
            <text:p>I2=0.65A, U=150V, Rd=0</text:p>
          </table:table-cell>
        </table:table-row>
        <table:table-row table:style-name="ro1">
          <table:table-cell/>
          <table:table-cell office:value-type="float" office:value="0.65" calcext:value-type="float">
            <text:p>0,65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.75" calcext:value-type="float">
            <text:p>1,75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table:number-columns-repeated="5"/>
          <table:table-cell office:value-type="float" office:value="2.95" calcext:value-type="float">
            <text:p>2,95</text:p>
          </table:table-cell>
          <table:table-cell office:value-type="float" office:value="1110" calcext:value-type="float">
            <text:p>1110</text:p>
          </table:table-cell>
          <table:table-cell/>
        </table:table-row>
        <table:table-row table:style-name="ro1">
          <table:table-cell table:number-columns-repeated="5"/>
          <table:table-cell office:value-type="float" office:value="4.9" calcext:value-type="float">
            <text:p>4,9</text:p>
          </table:table-cell>
          <table:table-cell office:value-type="float" office:value="1097" calcext:value-type="float">
            <text:p>1097</text:p>
          </table:table-cell>
          <table:table-cell/>
        </table:table-row>
        <table:table-row table:style-name="ro1">
          <table:table-cell table:number-columns-repeated="5"/>
          <table:table-cell office:value-type="float" office:value="7.25" calcext:value-type="float">
            <text:p>7,25</text:p>
          </table:table-cell>
          <table:table-cell office:value-type="float" office:value="1083" calcext:value-type="float">
            <text:p>1083</text:p>
          </table:table-cell>
          <table:table-cell/>
        </table:table-row>
        <table:table-row table:style-name="ro1">
          <table:table-cell table:number-columns-repeated="5"/>
          <table:table-cell office:value-type="float" office:value="11.6" calcext:value-type="float">
            <text:p>11,6</text:p>
          </table:table-cell>
          <table:table-cell office:value-type="float" office:value="1062" calcext:value-type="float">
            <text:p>1062</text:p>
          </table:table-cell>
          <table:table-cell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zeregowy" table:style-name="ta1" table:print="false">
        <table:shapes>
          <draw:frame draw:z-index="4" draw:style-name="gr1" draw:text-style-name="P1" svg:width="23.917cm" svg:height="14.998cm" svg:x="23.556cm" svg:y="0.794cm">
            <draw:object draw:notify-on-update-of-ranges="Szeregowy.H1:Szeregowy.H1 Szeregowy.H2:Szeregowy.H6 Szeregowy.I1:Szeregowy.I1 Szeregowy.I2:Szeregowy.I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21.852cm" svg:height="14.619cm" svg:x="26.744cm" svg:y="20.55cm">
            <draw:object draw:notify-on-update-of-ranges="Szeregowy.H12:Szeregowy.H12 Szeregowy.H13:Szeregowy.H17 Szeregowy.I12:Szeregowy.I12 Szeregowy.I13:Szeregowy.I1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6" draw:style-name="gr1" draw:text-style-name="P1" svg:width="22.468cm" svg:height="13.297cm" svg:x="3.95cm" svg:y="15.942cm">
            <draw:object draw:notify-on-update-of-ranges="Szeregowy.H22:Szeregowy.H22 Szeregowy.H23:Szeregowy.H27 Szeregowy.I22:Szeregowy.I22 Szeregowy.I23:Szeregowy.I2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1" table:number-columns-repeated="8" table:default-cell-style-name="ce6"/>
        <table:table-column table:style-name="co7" table:number-columns-repeated="1016" table:default-cell-style-name="ce6"/>
        <table:table-row table:style-name="ro2">
          <table:table-cell table:style-name="ce5" office:value-type="string" calcext:value-type="string">
            <text:p>Napięcie</text:p>
          </table:table-cell>
          <table:table-cell table:style-name="ce5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=0</text:p>
          </table:table-cell>
          <table:table-cell/>
          <table:table-cell office:value-type="string" calcext:value-type="string">
            <text:p>1/I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50" calcext:value-type="float">
            <text:p>150,00</text:p>
          </table:table-cell>
          <table:table-cell table:style-name="ce5" office:value-type="float" office:value="0" calcext:value-type="float">
            <text:p>0,00</text:p>
          </table:table-cell>
          <table:table-cell/>
          <table:table-cell office:value-type="float" office:value="10.1" calcext:value-type="float">
            <text:p>10,10</text:p>
          </table:table-cell>
          <table:table-cell office:value-type="float" office:value="1923" calcext:value-type="float">
            <text:p>1923,00</text:p>
          </table:table-cell>
          <table:table-cell table:number-columns-repeated="2"/>
          <table:table-cell table:formula="of:=1/[.D2]" office:value-type="float" office:value="0.099009900990099" calcext:value-type="float">
            <text:p>0,10</text:p>
          </table:table-cell>
          <table:table-cell table:formula="of:=[.E2]" office:value-type="float" office:value="1923" calcext:value-type="float">
            <text:p>1923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1.4" calcext:value-type="float">
            <text:p>11,40</text:p>
          </table:table-cell>
          <table:table-cell office:value-type="float" office:value="1744" calcext:value-type="float">
            <text:p>1744,00</text:p>
          </table:table-cell>
          <table:table-cell table:number-columns-repeated="2"/>
          <table:table-cell table:formula="of:=1/[.D3]" office:value-type="float" office:value="0.087719298245614" calcext:value-type="float">
            <text:p>0,09</text:p>
          </table:table-cell>
          <table:table-cell table:formula="of:=[.E3]" office:value-type="float" office:value="1744" calcext:value-type="float">
            <text:p>1744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.8" calcext:value-type="float">
            <text:p>12,80</text:p>
          </table:table-cell>
          <table:table-cell office:value-type="float" office:value="1577" calcext:value-type="float">
            <text:p>1577,00</text:p>
          </table:table-cell>
          <table:table-cell table:number-columns-repeated="2"/>
          <table:table-cell table:formula="of:=1/[.D4]" office:value-type="float" office:value="0.078125" calcext:value-type="float">
            <text:p>0,08</text:p>
          </table:table-cell>
          <table:table-cell table:formula="of:=[.E4]" office:value-type="float" office:value="1577" calcext:value-type="float">
            <text:p>1577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" calcext:value-type="float">
            <text:p>15,00</text:p>
          </table:table-cell>
          <table:table-cell office:value-type="float" office:value="1380" calcext:value-type="float">
            <text:p>1380,00</text:p>
          </table:table-cell>
          <table:table-cell table:number-columns-repeated="2"/>
          <table:table-cell table:formula="of:=1/[.D5]" office:value-type="float" office:value="0.0666666666666667" calcext:value-type="float">
            <text:p>0,07</text:p>
          </table:table-cell>
          <table:table-cell table:formula="of:=[.E5]" office:value-type="float" office:value="1380" calcext:value-type="float">
            <text:p>1380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8.7" calcext:value-type="float">
            <text:p>18,70</text:p>
          </table:table-cell>
          <table:table-cell office:value-type="float" office:value="1172" calcext:value-type="float">
            <text:p>1172,00</text:p>
          </table:table-cell>
          <table:table-cell table:number-columns-repeated="2"/>
          <table:table-cell table:formula="of:=1/[.D6]" office:value-type="float" office:value="0.053475935828877" calcext:value-type="float">
            <text:p>0,05</text:p>
          </table:table-cell>
          <table:table-cell table:formula="of:=[.E6]" office:value-type="float" office:value="1172" calcext:value-type="float">
            <text:p>1172,0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office:annotation draw:style-name="gr2" draw:text-style-name="P2" svg:width="2.899cm" svg:height="0.596cm" svg:x="20.99cm" svg:y="1.396cm" draw:caption-point-x="-0.61cm" draw:caption-point-y="1.51cm">
              <dc:date>2015-04-13T00:00:00</dc:date>
              <text:p text:style-name="P2">n=a/I+b</text:p>
            </office:annotation>
            <text:p>b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SLOPE([.I2:.I6];[.H2:.H6])" office:value-type="float" office:value="16631.5049769568" calcext:value-type="float">
            <text:p>16631,50</text:p>
          </table:table-cell>
          <table:table-cell table:formula="of:=INTERCEPT([.I2:.I6];[.H2:.H6])" office:value-type="float" office:value="278.584755178829" calcext:value-type="float">
            <text:p>278,58</text:p>
          </table:table-cell>
          <table:table-cell table:number-columns-repeated="1015"/>
        </table:table-row>
        <table:table-row table:style-name="ro2">
          <table:table-cell table:number-columns-repeated="13"/>
          <table:table-cell>
            <draw:frame table:end-cell-address="Szeregowy.Y51" table:end-x="1.399cm" table:end-y="0.209cm" draw:z-index="0" draw:style-name="gr1" draw:text-style-name="P1" svg:width="26.048cm" svg:height="19.757cm" svg:x="0.187cm" svg:y="0.021cm">
              <draw:object draw:notify-on-update-of-ranges="Szeregowy.D2:Szeregowy.D6 Szeregowy.F1:Szeregowy.F1 Szeregowy.E2:Szeregowy.E6 Szeregowy.D13:Szeregowy.D17 Szeregowy.F12:Szeregowy.F12 Szeregowy.E13:Szeregowy.E17 Szeregowy.D23:Szeregowy.D27 Szeregowy.F22:Szeregowy.F22 Szeregowy.E23:Szeregowy.E27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Napięcie</text:p>
          </table:table-cell>
          <table:table-cell table:style-name="ce5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50V, Rd&gt;0</text:p>
          </table:table-cell>
          <table:table-cell/>
          <table:table-cell office:value-type="string" calcext:value-type="string">
            <text:p>1/I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50" calcext:value-type="float">
            <text:p>150,00</text:p>
          </table:table-cell>
          <table:table-cell table:style-name="ce5" office:value-type="string" calcext:value-type="string">
            <text:p>&gt;0</text:p>
          </table:table-cell>
          <table:table-cell/>
          <table:table-cell office:value-type="float" office:value="9.5" calcext:value-type="float">
            <text:p>9,50</text:p>
          </table:table-cell>
          <table:table-cell office:value-type="float" office:value="1586" calcext:value-type="float">
            <text:p>1586,00</text:p>
          </table:table-cell>
          <table:table-cell table:number-columns-repeated="2"/>
          <table:table-cell table:formula="of:=1/[.D13]" office:value-type="float" office:value="0.105263157894737" calcext:value-type="float">
            <text:p>0,11</text:p>
          </table:table-cell>
          <table:table-cell table:formula="of:=[.E13]" office:value-type="float" office:value="1586" calcext:value-type="float">
            <text:p>1586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0.8" calcext:value-type="float">
            <text:p>10,80</text:p>
          </table:table-cell>
          <table:table-cell office:value-type="float" office:value="1358" calcext:value-type="float">
            <text:p>1358,00</text:p>
          </table:table-cell>
          <table:table-cell table:number-columns-repeated="2"/>
          <table:table-cell table:formula="of:=1/[.D14]" office:value-type="float" office:value="0.0925925925925926" calcext:value-type="float">
            <text:p>0,09</text:p>
          </table:table-cell>
          <table:table-cell table:formula="of:=[.E14]" office:value-type="float" office:value="1358" calcext:value-type="float">
            <text:p>1358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" calcext:value-type="float">
            <text:p>12,00</text:p>
          </table:table-cell>
          <table:table-cell office:value-type="float" office:value="1199" calcext:value-type="float">
            <text:p>1199,00</text:p>
          </table:table-cell>
          <table:table-cell table:number-columns-repeated="2"/>
          <table:table-cell table:formula="of:=1/[.D15]" office:value-type="float" office:value="0.0833333333333333" calcext:value-type="float">
            <text:p>0,08</text:p>
          </table:table-cell>
          <table:table-cell table:formula="of:=[.E15]" office:value-type="float" office:value="1199" calcext:value-type="float">
            <text:p>1199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3.5" calcext:value-type="float">
            <text:p>13,50</text:p>
          </table:table-cell>
          <table:table-cell office:value-type="float" office:value="1042" calcext:value-type="float">
            <text:p>1042,00</text:p>
          </table:table-cell>
          <table:table-cell table:number-columns-repeated="2"/>
          <table:table-cell table:formula="of:=1/[.D16]" office:value-type="float" office:value="0.0740740740740741" calcext:value-type="float">
            <text:p>0,07</text:p>
          </table:table-cell>
          <table:table-cell table:formula="of:=[.E16]" office:value-type="float" office:value="1042" calcext:value-type="float">
            <text:p>1042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.65" calcext:value-type="float">
            <text:p>15,65</text:p>
          </table:table-cell>
          <table:table-cell office:value-type="float" office:value="866" calcext:value-type="float">
            <text:p>866,00</text:p>
          </table:table-cell>
          <table:table-cell table:number-columns-repeated="2"/>
          <table:table-cell table:formula="of:=1/[.D17]" office:value-type="float" office:value="0.0638977635782748" calcext:value-type="float">
            <text:p>0,06</text:p>
          </table:table-cell>
          <table:table-cell table:formula="of:=[.E17]" office:value-type="float" office:value="866" calcext:value-type="float">
            <text:p>866,0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office:annotation draw:style-name="gr2" draw:text-style-name="P2" svg:width="2.899cm" svg:height="0.596cm" svg:x="20.99cm" svg:y="6.382cm" draw:caption-point-x="-0.61cm" draw:caption-point-y="1.51cm">
              <dc:date>2015-04-13T00:00:00</dc:date>
              <text:p text:style-name="P2">n=a/I+b</text:p>
            </office:annotation>
            <text:p>b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SLOPE([.I13:.I17];[.H13:.H17])" office:value-type="float" office:value="17355.6109674519" calcext:value-type="float">
            <text:p>17355,61</text:p>
          </table:table-cell>
          <table:table-cell table:formula="of:=INTERCEPT([.I13:.I17];[.H13:.H17])" office:value-type="float" office:value="-244.758777168849" calcext:value-type="float">
            <text:p>-244,76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Napięcie</text:p>
          </table:table-cell>
          <table:table-cell table:style-name="ce5" office:value-type="string" calcext:value-type="string">
            <text:p>Opór Rd</text:p>
          </table:table-cell>
          <table:table-cell/>
          <table:table-cell office:value-type="string" calcext:value-type="string">
            <text:p>prąd I</text:p>
          </table:table-cell>
          <table:table-cell office:value-type="string" calcext:value-type="string">
            <text:p>prędkość n</text:p>
          </table:table-cell>
          <table:table-cell office:value-type="string" calcext:value-type="string">
            <text:p>U=120V, Rd=0</text:p>
          </table:table-cell>
          <table:table-cell/>
          <table:table-cell office:value-type="string" calcext:value-type="string">
            <text:p>1/I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2">
          <table:table-cell table:style-name="ce5" office:value-type="float" office:value="120" calcext:value-type="float">
            <text:p>120,00</text:p>
          </table:table-cell>
          <table:table-cell table:style-name="ce5" office:value-type="float" office:value="0" calcext:value-type="float">
            <text:p>0,00</text:p>
          </table:table-cell>
          <table:table-cell/>
          <table:table-cell office:value-type="float" office:value="8.7" calcext:value-type="float">
            <text:p>8,70</text:p>
          </table:table-cell>
          <table:table-cell office:value-type="float" office:value="1695" calcext:value-type="float">
            <text:p>1695,00</text:p>
          </table:table-cell>
          <table:table-cell table:number-columns-repeated="2"/>
          <table:table-cell table:formula="of:=1/[.D23]" office:value-type="float" office:value="0.114942528735632" calcext:value-type="float">
            <text:p>0,11</text:p>
          </table:table-cell>
          <table:table-cell table:formula="of:=[.E23]" office:value-type="float" office:value="1695" calcext:value-type="float">
            <text:p>1695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9.5" calcext:value-type="float">
            <text:p>9,50</text:p>
          </table:table-cell>
          <table:table-cell office:value-type="float" office:value="1578" calcext:value-type="float">
            <text:p>1578,00</text:p>
          </table:table-cell>
          <table:table-cell table:number-columns-repeated="2"/>
          <table:table-cell table:formula="of:=1/[.D24]" office:value-type="float" office:value="0.105263157894737" calcext:value-type="float">
            <text:p>0,11</text:p>
          </table:table-cell>
          <table:table-cell table:formula="of:=[.E24]" office:value-type="float" office:value="1578" calcext:value-type="float">
            <text:p>1578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0.7" calcext:value-type="float">
            <text:p>10,70</text:p>
          </table:table-cell>
          <table:table-cell office:value-type="float" office:value="1417" calcext:value-type="float">
            <text:p>1417,00</text:p>
          </table:table-cell>
          <table:table-cell table:number-columns-repeated="2"/>
          <table:table-cell table:formula="of:=1/[.D25]" office:value-type="float" office:value="0.0934579439252336" calcext:value-type="float">
            <text:p>0,09</text:p>
          </table:table-cell>
          <table:table-cell table:formula="of:=[.E25]" office:value-type="float" office:value="1417" calcext:value-type="float">
            <text:p>1417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2.9" calcext:value-type="float">
            <text:p>12,90</text:p>
          </table:table-cell>
          <table:table-cell office:value-type="float" office:value="1213" calcext:value-type="float">
            <text:p>1213,00</text:p>
          </table:table-cell>
          <table:table-cell table:number-columns-repeated="2"/>
          <table:table-cell table:formula="of:=1/[.D26]" office:value-type="float" office:value="0.0775193798449612" calcext:value-type="float">
            <text:p>0,08</text:p>
          </table:table-cell>
          <table:table-cell table:formula="of:=[.E26]" office:value-type="float" office:value="1213" calcext:value-type="float">
            <text:p>1213,00</text:p>
          </table:table-cell>
          <table:table-cell table:number-columns-repeated="1015"/>
        </table:table-row>
        <table:table-row table:style-name="ro2">
          <table:table-cell table:number-columns-repeated="3"/>
          <table:table-cell office:value-type="float" office:value="15.5" calcext:value-type="float">
            <text:p>15,50</text:p>
          </table:table-cell>
          <table:table-cell office:value-type="float" office:value="1047" calcext:value-type="float">
            <text:p>1047,00</text:p>
          </table:table-cell>
          <table:table-cell table:number-columns-repeated="2"/>
          <table:table-cell table:formula="of:=1/[.D27]" office:value-type="float" office:value="0.0645161290322581" calcext:value-type="float">
            <text:p>0,06</text:p>
          </table:table-cell>
          <table:table-cell table:formula="of:=[.E27]" office:value-type="float" office:value="1047" calcext:value-type="float">
            <text:p>1047,00</text:p>
          </table:table-cell>
          <table:table-cell table:number-columns-repeated="1015"/>
        </table:table-row>
        <table:table-row table:style-name="ro2"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office:annotation draw:style-name="gr2" draw:text-style-name="P2" svg:width="2.899cm" svg:height="0.596cm" svg:x="20.99cm" svg:y="11.198cm" draw:caption-point-x="-0.61cm" draw:caption-point-y="1.51cm">
              <dc:date>2015-04-13T00:00:00</dc:date>
              <text:p text:style-name="P2">n=a/I+b</text:p>
            </office:annotation>
            <text:p>b</text:p>
          </table:table-cell>
          <table:table-cell table:number-columns-repeated="1015"/>
        </table:table-row>
        <table:table-row table:style-name="ro2">
          <table:table-cell table:number-columns-repeated="7"/>
          <table:table-cell table:formula="of:=SLOPE([.I23:.I27];[.H23:.H27])" office:value-type="float" office:value="12919.3244475342" calcext:value-type="float">
            <text:p>12919,32</text:p>
          </table:table-cell>
          <table:table-cell table:formula="of:=INTERCEPT([.I23:.I27];[.H23:.H27])" office:value-type="float" office:value="212.534993441046" calcext:value-type="float">
            <text:p>212,53</text:p>
          </table:table-cell>
          <table:table-cell table:number-columns-repeated="1015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ozruchowe" table:style-name="ta1" table:print="false">
        <table:shapes>
          <draw:frame draw:z-index="1" draw:style-name="gr1" draw:text-style-name="P1" svg:width="15.984cm" svg:height="8.97cm" svg:x="26.592cm" svg:y="3.505cm">
            <draw:object draw:notify-on-update-of-ranges="Rozruchowe.A2:Rozruchowe.A11 Rozruchowe.C1:Rozruchowe.C1 Rozruchowe.C2:Rozruchowe.C11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15.999cm" svg:height="8.999cm" svg:x="9.72cm" svg:y="16.022cm">
            <draw:object draw:notify-on-update-of-ranges="Rozruchowe.A18:Rozruchowe.A27 Rozruchowe.B17:Rozruchowe.B17 Rozruchowe.B18:Rozruchowe.B27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15.999cm" svg:height="8.999cm" svg:x="4.634cm" svg:y="17.165cm">
            <draw:object draw:notify-on-update-of-ranges="Rozruchowe.A36:Rozruchowe.A36 Rozruchowe.A37:Rozruchowe.A46 Rozruchowe.B36:Rozruchowe.B36 Rozruchowe.B37:Rozruchowe.B46 Rozruchowe.B2:Rozruchowe.B11 Rozruchowe.A2:Rozruchowe.A11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rąd I</text:p>
          </table:table-cell>
          <table:table-cell office:value-type="string" calcext:value-type="string">
            <text:p>moment T</text:p>
          </table:table-cell>
          <table:table-cell office:value-type="string" calcext:value-type="string">
            <text:p>kwadrat</text:p>
          </table:table-cell>
          <table:table-cell/>
        </table:table-row>
        <table:table-row table:style-name="ro2">
          <table:table-cell office:value-type="float" office:value="4.3" calcext:value-type="float">
            <text:p>4,3</text:p>
          </table:table-cell>
          <table:table-cell office:value-type="float" office:value="7.12" calcext:value-type="float">
            <text:p>7,12</text:p>
          </table:table-cell>
          <table:table-cell table:formula="of:=SQRT([.B2])" office:value-type="float" office:value="2.66833281282527" calcext:value-type="float">
            <text:p>2,6683328128</text:p>
          </table:table-cell>
          <table:table-cell>
            <draw:frame table:end-cell-address="Rozruchowe.L29" table:end-x="0.147cm" table:end-y="0.396cm" draw:z-index="0" draw:style-name="gr1" draw:text-style-name="P1" svg:width="16.513cm" svg:height="13.362cm" svg:x="1.707cm" svg:y="0.226cm">
              <draw:object draw:notify-on-update-of-ranges="Rozruchowe.B1:Rozruchowe.B1 Rozruchowe.A2:Rozruchowe.A11 Rozruchowe.B2:Rozruchowe.B11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2">
          <table:table-cell office:value-type="float" office:value="5.2" calcext:value-type="float">
            <text:p>5,2</text:p>
          </table:table-cell>
          <table:table-cell office:value-type="float" office:value="8.1" calcext:value-type="float">
            <text:p>8,1</text:p>
          </table:table-cell>
          <table:table-cell table:formula="of:=SQRT([.B3])" office:value-type="float" office:value="2.84604989415154" calcext:value-type="float">
            <text:p>2,8460498942</text:p>
          </table:table-cell>
          <table:table-cell/>
        </table:table-row>
        <table:table-row table:style-name="ro2">
          <table:table-cell office:value-type="float" office:value="6.1" calcext:value-type="float">
            <text:p>6,1</text:p>
          </table:table-cell>
          <table:table-cell office:value-type="float" office:value="9" calcext:value-type="float">
            <text:p>9</text:p>
          </table:table-cell>
          <table:table-cell table:formula="of:=SQRT([.B4])"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0.4" calcext:value-type="float">
            <text:p>10,4</text:p>
          </table:table-cell>
          <table:table-cell table:formula="of:=SQRT([.B5])" office:value-type="float" office:value="3.22490309931942" calcext:value-type="float">
            <text:p>3,2249030993</text:p>
          </table:table-cell>
          <table:table-cell/>
        </table:table-row>
        <table:table-row table:style-name="ro2">
          <table:table-cell office:value-type="float" office:value="10.8" calcext:value-type="float">
            <text:p>10,8</text:p>
          </table:table-cell>
          <table:table-cell office:value-type="float" office:value="12.8" calcext:value-type="float">
            <text:p>12,8</text:p>
          </table:table-cell>
          <table:table-cell table:formula="of:=SQRT([.B6])" office:value-type="float" office:value="3.57770876399966" calcext:value-type="float">
            <text:p>3,577708764</text:p>
          </table:table-cell>
          <table:table-cell/>
        </table:table-row>
        <table:table-row table:style-name="ro2">
          <table:table-cell office:value-type="float" office:value="12.8" calcext:value-type="float">
            <text:p>12,8</text:p>
          </table:table-cell>
          <table:table-cell office:value-type="float" office:value="14.2" calcext:value-type="float">
            <text:p>14,2</text:p>
          </table:table-cell>
          <table:table-cell table:formula="of:=SQRT([.B7])" office:value-type="float" office:value="3.76828873628335" calcext:value-type="float">
            <text:p>3,7682887363</text:p>
          </table:table-cell>
          <table:table-cell/>
        </table:table-row>
        <table:table-row table:style-name="ro2">
          <table:table-cell office:value-type="float" office:value="14.6" calcext:value-type="float">
            <text:p>14,6</text:p>
          </table:table-cell>
          <table:table-cell office:value-type="float" office:value="15.6" calcext:value-type="float">
            <text:p>15,6</text:p>
          </table:table-cell>
          <table:table-cell table:formula="of:=SQRT([.B8])" office:value-type="float" office:value="3.9496835316263" calcext:value-type="float">
            <text:p>3,9496835316</text:p>
          </table:table-cell>
          <table:table-cell/>
        </table:table-row>
        <table:table-row table:style-name="ro2">
          <table:table-cell office:value-type="float" office:value="16.5" calcext:value-type="float">
            <text:p>16,5</text:p>
          </table:table-cell>
          <table:table-cell office:value-type="float" office:value="17" calcext:value-type="float">
            <text:p>17</text:p>
          </table:table-cell>
          <table:table-cell table:formula="of:=SQRT([.B9])" office:value-type="float" office:value="4.12310562561766" calcext:value-type="float">
            <text:p>4,1231056256</text:p>
          </table:table-cell>
          <table:table-cell/>
        </table:table-row>
        <table:table-row table:style-name="ro2">
          <table:table-cell office:value-type="float" office:value="18.1" calcext:value-type="float">
            <text:p>18,1</text:p>
          </table:table-cell>
          <table:table-cell office:value-type="float" office:value="18" calcext:value-type="float">
            <text:p>18</text:p>
          </table:table-cell>
          <table:table-cell table:formula="of:=SQRT([.B10])" office:value-type="float" office:value="4.24264068711929" calcext:value-type="float">
            <text:p>4,2426406871</text:p>
          </table:table-cell>
          <table:table-cell/>
        </table:table-row>
        <table:table-row table:style-name="ro2">
          <table:table-cell office:value-type="float" office:value="20.4" calcext:value-type="float">
            <text:p>20,4</text:p>
          </table:table-cell>
          <table:table-cell office:value-type="float" office:value="19.9" calcext:value-type="float">
            <text:p>19,9</text:p>
          </table:table-cell>
          <table:table-cell table:formula="of:=SQRT([.B11])" office:value-type="float" office:value="4.46094160463909" calcext:value-type="float">
            <text:p>4,4609416046</text:p>
          </table:table-cell>
          <table:table-cell/>
        </table:table-row>
        <table:table-row table:style-name="ro2" table:number-rows-repeated="4">
          <table:table-cell table:number-columns-repeated="4"/>
        </table:table-row>
        <table:table-row table:style-name="ro2">
          <table:table-cell office:value-type="string" calcext:value-type="string">
            <text:p>Analiza kwadratu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I</text:p>
          </table:table-cell>
          <table:table-cell office:value-type="string" calcext:value-type="string">
            <text:p>log T</text:p>
          </table:table-cell>
          <table:table-cell table:number-columns-repeated="2"/>
        </table:table-row>
        <table:table-row table:style-name="ro2">
          <table:table-cell table:formula="of:=LOG([.A2];10)" office:value-type="float" office:value="0.633468455579586" calcext:value-type="float">
            <text:p>0,6334684556</text:p>
          </table:table-cell>
          <table:table-cell table:formula="of:=LOG([.B2];10)" office:value-type="float" office:value="0.852479993636856" calcext:value-type="float">
            <text:p>0,8524799936</text:p>
          </table:table-cell>
          <table:table-cell table:number-columns-repeated="2"/>
        </table:table-row>
        <table:table-row table:style-name="ro2">
          <table:table-cell table:formula="of:=LOG([.A3];10)" office:value-type="float" office:value="0.716003343634799" calcext:value-type="float">
            <text:p>0,7160033436</text:p>
          </table:table-cell>
          <table:table-cell table:formula="of:=LOG([.B3];10)" office:value-type="float" office:value="0.90848501887865" calcext:value-type="float">
            <text:p>0,9084850189</text:p>
          </table:table-cell>
          <table:table-cell table:number-columns-repeated="2"/>
        </table:table-row>
        <table:table-row table:style-name="ro2">
          <table:table-cell table:formula="of:=LOG([.A4];10)" office:value-type="float" office:value="0.785329835010767" calcext:value-type="float">
            <text:p>0,785329835</text:p>
          </table:table-cell>
          <table:table-cell table:formula="of:=LOG([.B4];10)" office:value-type="float" office:value="0.954242509439325" calcext:value-type="float">
            <text:p>0,9542425094</text:p>
          </table:table-cell>
          <table:table-cell table:number-columns-repeated="2"/>
        </table:table-row>
        <table:table-row table:style-name="ro2">
          <table:table-cell table:formula="of:=LOG([.A5];10)" office:value-type="float" office:value="0.903089986991943" calcext:value-type="float">
            <text:p>0,903089987</text:p>
          </table:table-cell>
          <table:table-cell table:formula="of:=LOG([.B5];10)" office:value-type="float" office:value="1.01703333929878" calcext:value-type="float">
            <text:p>1,0170333393</text:p>
          </table:table-cell>
          <table:table-cell table:number-columns-repeated="2"/>
        </table:table-row>
        <table:table-row table:style-name="ro2">
          <table:table-cell table:formula="of:=LOG([.A6];10)" office:value-type="float" office:value="1.03342375548695" calcext:value-type="float">
            <text:p>1,0334237555</text:p>
          </table:table-cell>
          <table:table-cell table:formula="of:=LOG([.B6];10)" office:value-type="float" office:value="1.10720996964787" calcext:value-type="float">
            <text:p>1,1072099696</text:p>
          </table:table-cell>
          <table:table-cell table:number-columns-repeated="2"/>
        </table:table-row>
        <table:table-row table:style-name="ro2">
          <table:table-cell table:formula="of:=LOG([.A7];10)" office:value-type="float" office:value="1.10720996964787" calcext:value-type="float">
            <text:p>1,1072099696</text:p>
          </table:table-cell>
          <table:table-cell table:formula="of:=LOG([.B7];10)" office:value-type="float" office:value="1.15228834438306" calcext:value-type="float">
            <text:p>1,1522883444</text:p>
          </table:table-cell>
          <table:table-cell table:number-columns-repeated="2"/>
        </table:table-row>
        <table:table-row table:style-name="ro2">
          <table:table-cell table:formula="of:=LOG([.A8];10)" office:value-type="float" office:value="1.16435285578444" calcext:value-type="float">
            <text:p>1,1643528558</text:p>
          </table:table-cell>
          <table:table-cell table:formula="of:=LOG([.B8];10)" office:value-type="float" office:value="1.19312459835446" calcext:value-type="float">
            <text:p>1,1931245984</text:p>
          </table:table-cell>
          <table:table-cell table:number-columns-repeated="2"/>
        </table:table-row>
        <table:table-row table:style-name="ro2">
          <table:table-cell table:formula="of:=LOG([.A9];10)" office:value-type="float" office:value="1.21748394421391" calcext:value-type="float">
            <text:p>1,2174839442</text:p>
          </table:table-cell>
          <table:table-cell table:formula="of:=LOG([.B9];10)" office:value-type="float" office:value="1.23044892137827" calcext:value-type="float">
            <text:p>1,2304489214</text:p>
          </table:table-cell>
          <table:table-cell table:number-columns-repeated="2"/>
        </table:table-row>
        <table:table-row table:style-name="ro2">
          <table:table-cell table:formula="of:=LOG([.A10];10)" office:value-type="float" office:value="1.25767857486918" calcext:value-type="float">
            <text:p>1,2576785749</text:p>
          </table:table-cell>
          <table:table-cell table:formula="of:=LOG([.B10];10)" office:value-type="float" office:value="1.25527250510331" calcext:value-type="float">
            <text:p>1,2552725051</text:p>
          </table:table-cell>
          <table:table-cell table:number-columns-repeated="2"/>
        </table:table-row>
        <table:table-row table:style-name="ro2">
          <table:table-cell table:formula="of:=LOG([.A11];10)" office:value-type="float" office:value="1.3096301674259" calcext:value-type="float">
            <text:p>1,3096301674</text:p>
          </table:table-cell>
          <table:table-cell table:formula="of:=LOG([.B11];10)" office:value-type="float" office:value="1.29885307640971" calcext:value-type="float">
            <text:p>1,2988530764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 office:value-type="string" calcext:value-type="string">
            <text:p>Reg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g a</text:p>
          </table:table-cell>
          <table:table-cell table:formula="of:=INTERCEPT([.B18:.B27];[.A18:.A27])" office:value-type="float" office:value="0.440180766850012" calcext:value-type="float">
            <text:p>0,4401807669</text:p>
          </table:table-cell>
          <table:table-cell office:value-type="string" calcext:value-type="string">
            <text:p>a</text:p>
          </table:table-cell>
          <table:table-cell table:formula="of:=10^[.B32]" office:value-type="float" office:value="2.75537533747053" calcext:value-type="float">
            <text:p>2,7553753375</text:p>
          </table:table-cell>
        </table:table-row>
        <table:table-row table:style-name="ro2">
          <table:table-cell office:value-type="string" calcext:value-type="string">
            <text:p>alfa</text:p>
          </table:table-cell>
          <table:table-cell table:formula="of:=SLOPE([.B18:.B27];[.A18:.A27])" office:value-type="float" office:value="0.648483810368826" calcext:value-type="float">
            <text:p>0,648483810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odel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T model</text:p>
          </table:table-cell>
          <table:table-cell table:number-columns-repeated="2"/>
        </table:table-row>
        <table:table-row table:style-name="ro2">
          <table:table-cell table:formula="of:=[.A2]" office:value-type="float" office:value="4.3" calcext:value-type="float">
            <text:p>4,3</text:p>
          </table:table-cell>
          <table:table-cell table:formula="of:=[.$D$32]*[.A37]^[.$B$33]" office:value-type="float" office:value="7.0953660343964" calcext:value-type="float">
            <text:p>7,0953660344</text:p>
          </table:table-cell>
          <table:table-cell table:number-columns-repeated="2"/>
        </table:table-row>
        <table:table-row table:style-name="ro2">
          <table:table-cell table:formula="of:=[.A3]" office:value-type="float" office:value="5.2" calcext:value-type="float">
            <text:p>5,2</text:p>
          </table:table-cell>
          <table:table-cell table:formula="of:=[.$D$32]*[.A38]^[.$B$33]" office:value-type="float" office:value="8.02596651274973" calcext:value-type="float">
            <text:p>8,0259665127</text:p>
          </table:table-cell>
          <table:table-cell table:number-columns-repeated="2"/>
        </table:table-row>
        <table:table-row table:style-name="ro2">
          <table:table-cell table:formula="of:=[.A4]" office:value-type="float" office:value="6.1" calcext:value-type="float">
            <text:p>6,1</text:p>
          </table:table-cell>
          <table:table-cell table:formula="of:=[.$D$32]*[.A39]^[.$B$33]" office:value-type="float" office:value="8.90132074954196" calcext:value-type="float">
            <text:p>8,9013207495</text:p>
          </table:table-cell>
          <table:table-cell table:number-columns-repeated="2"/>
        </table:table-row>
        <table:table-row table:style-name="ro2">
          <table:table-cell table:formula="of:=[.A5]" office:value-type="float" office:value="8" calcext:value-type="float">
            <text:p>8</text:p>
          </table:table-cell>
          <table:table-cell table:formula="of:=[.$D$32]*[.A40]^[.$B$33]" office:value-type="float" office:value="10.6125561903841" calcext:value-type="float">
            <text:p>10,6125561904</text:p>
          </table:table-cell>
          <table:table-cell table:number-columns-repeated="2"/>
        </table:table-row>
        <table:table-row table:style-name="ro2">
          <table:table-cell table:formula="of:=[.A6]" office:value-type="float" office:value="10.8" calcext:value-type="float">
            <text:p>10,8</text:p>
          </table:table-cell>
          <table:table-cell table:formula="of:=[.$D$32]*[.A41]^[.$B$33]" office:value-type="float" office:value="12.8925653527341" calcext:value-type="float">
            <text:p>12,8925653527</text:p>
          </table:table-cell>
          <table:table-cell table:number-columns-repeated="2"/>
        </table:table-row>
        <table:table-row table:style-name="ro2">
          <table:table-cell table:formula="of:=[.A7]" office:value-type="float" office:value="12.8" calcext:value-type="float">
            <text:p>12,8</text:p>
          </table:table-cell>
          <table:table-cell table:formula="of:=[.$D$32]*[.A42]^[.$B$33]" office:value-type="float" office:value="14.3942322872678" calcext:value-type="float">
            <text:p>14,3942322873</text:p>
          </table:table-cell>
          <table:table-cell table:number-columns-repeated="2"/>
        </table:table-row>
        <table:table-row table:style-name="ro2">
          <table:table-cell table:formula="of:=[.A8]" office:value-type="float" office:value="14.6" calcext:value-type="float">
            <text:p>14,6</text:p>
          </table:table-cell>
          <table:table-cell table:formula="of:=[.$D$32]*[.A43]^[.$B$33]" office:value-type="float" office:value="15.6763424969968" calcext:value-type="float">
            <text:p>15,676342497</text:p>
          </table:table-cell>
          <table:table-cell table:number-columns-repeated="2"/>
        </table:table-row>
        <table:table-row table:style-name="ro2">
          <table:table-cell table:formula="of:=[.A9]" office:value-type="float" office:value="16.5" calcext:value-type="float">
            <text:p>16,5</text:p>
          </table:table-cell>
          <table:table-cell table:formula="of:=[.$D$32]*[.A44]^[.$B$33]" office:value-type="float" office:value="16.970685845763" calcext:value-type="float">
            <text:p>16,9706858458</text:p>
          </table:table-cell>
          <table:table-cell table:number-columns-repeated="2"/>
        </table:table-row>
        <table:table-row table:style-name="ro2">
          <table:table-cell table:formula="of:=[.A10]" office:value-type="float" office:value="18.1" calcext:value-type="float">
            <text:p>18,1</text:p>
          </table:table-cell>
          <table:table-cell table:formula="of:=[.$D$32]*[.A45]^[.$B$33]" office:value-type="float" office:value="18.0204221777647" calcext:value-type="float">
            <text:p>18,0204221778</text:p>
          </table:table-cell>
          <table:table-cell table:number-columns-repeated="2"/>
        </table:table-row>
        <table:table-row table:style-name="ro2">
          <table:table-cell table:formula="of:=[.A11]" office:value-type="float" office:value="20.4" calcext:value-type="float">
            <text:p>20,4</text:p>
          </table:table-cell>
          <table:table-cell table:formula="of:=[.$D$32]*[.A46]^[.$B$33]" office:value-type="float" office:value="19.4739803744722" calcext:value-type="float">
            <text:p>19,473980374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0.00.0000</text:date>, <text:time style:data-style-name="N2" text:time-value="12:12:40.04945173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30T12:52:55.78</meta:creation-date>
    <meta:generator>LibreOffice/4.2.7.2$Linux_X86_64 LibreOffice_project/420m0$Build-2</meta:generator>
    <dc:date>2015-04-13T12:28:41.897337907</dc:date>
    <meta:editing-duration>PT13H5M58S</meta:editing-duration>
    <meta:editing-cycles>8</meta:editing-cycles>
    <meta:document-statistic meta:table-count="3" meta:cell-count="261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1.7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maximum="15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-dash="Ultrafine_20_Dashed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1cm" chart:symbol-height="0.1cm" chart:link-data-style-to-source="true"/>
      <style:graphic-properties svg:stroke-width="0.03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3cm" svg:stroke-color="#77216f" draw:fill-color="#77216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1cm" chart:symbol-height="0.1cm" chart:link-data-style-to-source="true"/>
      <style:graphic-properties svg:stroke-width="0.03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244cm" svg:height="18.361cm" xlink:href=".." xlink:type="simple" chart:class="chart:scatter" chart:style-name="ch1">
        <chart:title svg:x="8cm" svg:y="0.503cm" chart:style-name="ch2">
          <text:p>Charakterystyka mechaniczna silnika obcowzbudnego</text:p>
        </chart:title>
        <chart:legend svg:x="19.642cm" svg:y="15.816cm" style:legend-expansion="custom" chartooo:width="5.55cm" chartooo:height="2.544cm" style:legend-expansion-aspect-ratio="2.18160377358491" chart:style-name="ch3"/>
        <chart:plot-area chart:style-name="ch4" table:cell-range-address="Obcowzbudny.F1:Obcowzbudny.F6 Obcowzbudny.H1:Obcowzbudny.H1 Obcowzbudny.G2:Obcowzbudny.G6 Obcowzbudny.H8:Obcowzbudny.H8 Obcowzbudny.G9:Obcowzbudny.G13 Obcowzbudny.H16:Obcowzbudny.H16 Obcowzbudny.G17:Obcowzbudny.G21 Obcowzbudny.H24:Obcowzbudny.H24 Obcowzbudny.G25:Obcowzbudny.G29" chart:data-source-has-labels="both" svg:x="1.689cm" svg:y="1.777cm" svg:width="24.085cm" svg:height="14.178cm">
          <chartooo:coordinate-region svg:x="2.787cm" svg:y="2.007cm" svg:width="22.509cm" svg:height="13.239cm"/>
          <chart:axis chart:dimension="x" chart:name="primary-x" chart:style-name="ch5" chartooo:axis-type="auto">
            <chart:title svg:x="12.986cm" svg:y="16.323cm" chart:style-name="ch6">
              <text:p>prąd I [A]</text:p>
            </chart:title>
            <chart:categories table:cell-range-address="Obcowzbudny.F1:Obcowzbudny.F1"/>
          </chart:axis>
          <chart:axis chart:dimension="y" chart:name="primary-y" chart:style-name="ch7">
            <chart:title svg:x="0.566cm" svg:y="11.25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Obcowzbudny.G2:Obcowzbudny.G6" chart:label-cell-address="Obcowzbudny.H1:Obcowzbudny.H1" chart:class="chart:scatter">
            <chart:domain table:cell-range-address="Obcowzbudny.F2:Obcowzbudny.F6"/>
            <chart:data-point chart:repeated="5"/>
          </chart:series>
          <chart:series chart:style-name="ch11" chart:values-cell-range-address="Obcowzbudny.G9:Obcowzbudny.G13" chart:label-cell-address="Obcowzbudny.H8:Obcowzbudny.H8" chart:class="chart:scatter">
            <chart:domain table:cell-range-address="Obcowzbudny.F9:Obcowzbudny.F13"/>
            <chart:data-point chart:repeated="5"/>
          </chart:series>
          <chart:series chart:style-name="ch12" chart:values-cell-range-address="Obcowzbudny.G17:Obcowzbudny.G21" chart:label-cell-address="Obcowzbudny.H16:Obcowzbudny.H16" chart:class="chart:scatter">
            <chart:domain table:cell-range-address="Obcowzbudny.F17:Obcowzbudny.F21"/>
            <chart:data-point chart:repeated="5"/>
          </chart:series>
          <chart:series chart:style-name="ch13" chart:values-cell-range-address="Obcowzbudny.G25:Obcowzbudny.G29" chart:label-cell-address="Obcowzbudny.H24:Obcowzbudny.H24" chart:class="chart:scatter">
            <chart:domain table:cell-range-address="Obcowzbudny.F25:Obcowzbudny.F29"/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F</text:p>
              </table:table-cell>
              <table:table-cell office:value-type="string">
                <text:p>I2=0.65A, U=180V, Rd=0</text:p>
                <draw:g>
                  <svg:desc>Obcowzbudny.H1:Obcowzbudny.H1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80V, Rd&gt;0</text:p>
                <draw:g>
                  <svg:desc>Obcowzbudny.H8:Obcowzbudny.H8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A, U=180V, Rd=0</text:p>
                <draw:g>
                  <svg:desc>Obcowzbudny.H16:Obcowzbudny.H16</svg:desc>
                </draw:g>
              </table:table-cell>
              <table:table-cell office:value-type="string">
                <text:p>Kolumna F</text:p>
              </table:table-cell>
              <table:table-cell office:value-type="string">
                <text:p>I2=0.65A, U=150V, Rd=0</text:p>
                <draw:g>
                  <svg:desc>Obcowzbudny.H24:Obcowzbudny.H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ąd I</text:p>
                <draw:g>
                  <svg:desc>Obcowzbudny.F1:Obcowzbudny.F1</svg:desc>
                </draw:g>
              </table:table-cell>
              <table:table-cell office:value-type="float" office:value="1.95">
                <text:p>1.95</text:p>
                <draw:g>
                  <svg:desc>Obcowzbudny.F2:Obcowzbudny.F6</svg:desc>
                </draw:g>
              </table:table-cell>
              <table:table-cell office:value-type="float" office:value="1342.5">
                <text:p>1342.5</text:p>
                <draw:g>
                  <svg:desc>Obcowzbudny.G2:Obcowzbudny.G6</svg:desc>
                </draw:g>
              </table:table-cell>
              <table:table-cell office:value-type="float" office:value="1.95">
                <text:p>1.95</text:p>
                <draw:g>
                  <svg:desc>Obcowzbudny.F9:Obcowzbudny.F13</svg:desc>
                </draw:g>
              </table:table-cell>
              <table:table-cell office:value-type="float" office:value="1306">
                <text:p>1306</text:p>
                <draw:g>
                  <svg:desc>Obcowzbudny.G9:Obcowzbudny.G13</svg:desc>
                </draw:g>
              </table:table-cell>
              <table:table-cell office:value-type="float" office:value="2">
                <text:p>2</text:p>
                <draw:g>
                  <svg:desc>Obcowzbudny.F17:Obcowzbudny.F21</svg:desc>
                </draw:g>
              </table:table-cell>
              <table:table-cell office:value-type="float" office:value="1387">
                <text:p>1387</text:p>
                <draw:g>
                  <svg:desc>Obcowzbudny.G17:Obcowzbudny.G21</svg:desc>
                </draw:g>
              </table:table-cell>
              <table:table-cell office:value-type="float" office:value="1.75">
                <text:p>1.75</text:p>
                <draw:g>
                  <svg:desc>Obcowzbudny.F25:Obcowzbudny.F29</svg:desc>
                </draw:g>
              </table:table-cell>
              <table:table-cell office:value-type="float" office:value="1120">
                <text:p>1120</text:p>
                <draw:g>
                  <svg:desc>Obcowzbudny.G25:Obcowzbudny.G29</svg:desc>
                </draw:g>
              </table:table-cell>
            </table:table-row>
            <table:table-row>
              <table:table-cell office:value-type="string"/>
              <table:table-cell office:value-type="float" office:value="3.41">
                <text:p>3.41</text:p>
              </table:table-cell>
              <table:table-cell office:value-type="float" office:value="1332.7">
                <text:p>1332.7</text:p>
              </table:table-cell>
              <table:table-cell office:value-type="float" office:value="3.46">
                <text:p>3.46</text:p>
              </table:table-cell>
              <table:table-cell office:value-type="float" office:value="1260">
                <text:p>1260</text:p>
              </table:table-cell>
              <table:table-cell office:value-type="float" office:value="3.7">
                <text:p>3.7</text:p>
              </table:table-cell>
              <table:table-cell office:value-type="float" office:value="1374">
                <text:p>1374</text:p>
              </table:table-cell>
              <table:table-cell office:value-type="float" office:value="2.95">
                <text:p>2.95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/>
              <table:table-cell office:value-type="float" office:value="4.5">
                <text:p>4.5</text:p>
              </table:table-cell>
              <table:table-cell office:value-type="float" office:value="1328">
                <text:p>1328</text:p>
              </table:table-cell>
              <table:table-cell office:value-type="float" office:value="5.08">
                <text:p>5.08</text:p>
              </table:table-cell>
              <table:table-cell office:value-type="float" office:value="1211.5">
                <text:p>1211.5</text:p>
              </table:table-cell>
              <table:table-cell office:value-type="float" office:value="5.17">
                <text:p>5.17</text:p>
              </table:table-cell>
              <table:table-cell office:value-type="float" office:value="1364">
                <text:p>1364</text:p>
              </table:table-cell>
              <table:table-cell office:value-type="float" office:value="4.9">
                <text:p>4.9</text:p>
              </table:table-cell>
              <table:table-cell office:value-type="float" office:value="1097">
                <text:p>1097</text:p>
              </table:table-cell>
            </table:table-row>
            <table:table-row>
              <table:table-cell office:value-type="string"/>
              <table:table-cell office:value-type="float" office:value="7.1">
                <text:p>7.1</text:p>
              </table:table-cell>
              <table:table-cell office:value-type="float" office:value="1315">
                <text:p>1315</text:p>
              </table:table-cell>
              <table:table-cell office:value-type="float" office:value="7.67">
                <text:p>7.67</text:p>
              </table:table-cell>
              <table:table-cell office:value-type="float" office:value="1137.5">
                <text:p>1137.5</text:p>
              </table:table-cell>
              <table:table-cell office:value-type="float" office:value="8.47">
                <text:p>8.47</text:p>
              </table:table-cell>
              <table:table-cell office:value-type="float" office:value="1344">
                <text:p>1344</text:p>
              </table:table-cell>
              <table:table-cell office:value-type="float" office:value="7.25">
                <text:p>7.25</text:p>
              </table:table-cell>
              <table:table-cell office:value-type="float" office:value="1083">
                <text:p>1083</text:p>
              </table:table-cell>
            </table:table-row>
            <table:table-row>
              <table:table-cell office:value-type="string"/>
              <table:table-cell office:value-type="float" office:value="13.7">
                <text:p>13.7</text:p>
              </table:table-cell>
              <table:table-cell office:value-type="float" office:value="1280">
                <text:p>1280</text:p>
              </table:table-cell>
              <table:table-cell office:value-type="float" office:value="11.3">
                <text:p>11.3</text:p>
              </table:table-cell>
              <table:table-cell office:value-type="float" office:value="1037">
                <text:p>1037</text:p>
              </table:table-cell>
              <table:table-cell office:value-type="float" office:value="14.5">
                <text:p>14.5</text:p>
              </table:table-cell>
              <table:table-cell office:value-type="float" office:value="1314">
                <text:p>1314</text:p>
              </table:table-cell>
              <table:table-cell office:value-type="float" office:value="11.6">
                <text:p>11.6</text:p>
              </table:table-cell>
              <table:table-cell office:value-type="float" office:value="1062">
                <text:p>10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8.5" chart:maximum="19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800" chart:max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3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2" style:family="chart" style:data-style-name="N0">
      <style:chart-properties chart:symbol-type="named-symbol" chart:symbol-name="x" chart:symbol-width="0.25cm" chart:symbol-height="0.25cm" chart:link-data-style-to-source="true">
        <chart:symbol-image xlink:href="Pictures/2000000A000000DF000000DF5BC2116F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2" loext:regression-force-intercept="false" loext:regression-intercept-value="0" chart:regression-type="polynomial"/>
      <style:graphic-properties svg:stroke-color="#ff420e"/>
    </style:style>
    <style:style style:name="ch14" style:family="chart" style:data-style-name="N0">
      <style:chart-properties chart:symbol-type="named-symbol" chart:symbol-name="x" chart:symbol-width="0.25cm" chart:symbol-height="0.25cm" chart:link-data-style-to-source="true">
        <chart:symbol-image xlink:href="Pictures/2000000A000000DF000000DFF4B88EFE.svm" xlink:type="simple" xlink:actuate="onLoad"/>
      </style:chart-properties>
      <style:graphic-properties draw:stroke="none" svg:stroke-width="0.08cm" svg:stroke-color="#77216f" draw:fill-color="#77216f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77216f"/>
    </style:style>
    <style:style style:name="ch16" style:family="chart">
      <style:chart-properties chart:solid-type="cuboid" chart:symbol-type="named-symbol" chart:symbol-name="x" chart:symbol-width="0.25cm" chart:symbol-height="0.25cm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6.049cm" svg:height="19.758cm" xlink:href=".." xlink:type="simple" chart:class="chart:scatter" chart:style-name="ch1">
        <chart:title svg:x="7.702cm" svg:y="0.531cm" chart:style-name="ch2">
          <text:p>Charakterystyka mechaniczna silnika szeregowego</text:p>
        </chart:title>
        <chart:legend svg:x="19.462cm" svg:y="16.398cm" style:legend-expansion="custom" chartooo:width="6.362cm" chartooo:height="3.104cm" style:legend-expansion-aspect-ratio="2.04961340206186" chart:style-name="ch3"/>
        <chart:plot-area chart:style-name="ch4" table:cell-range-address="Szeregowy.D2:Szeregowy.E6 Szeregowy.F1:Szeregowy.F1 Szeregowy.F12:Szeregowy.F12 Szeregowy.E13:Szeregowy.E17 Szeregowy.F22:Szeregowy.F22 Szeregowy.E23:Szeregowy.E27" chart:data-source-has-labels="row" svg:x="1.611cm" svg:y="1.854cm" svg:width="23.913cm" svg:height="14.51cm">
          <chartooo:coordinate-region svg:x="2.709cm" svg:y="2.084cm" svg:width="22.815cm" svg:height="13.571cm"/>
          <chart:axis chart:dimension="x" chart:name="primary-x" chart:style-name="ch5">
            <chart:title svg:x="12.804cm" svg:y="16.76cm" chart:style-name="ch6">
              <text:p>Prąd I [A]</text:p>
            </chart:title>
          </chart:axis>
          <chart:axis chart:dimension="y" chart:name="primary-y" chart:style-name="ch7">
            <chart:title svg:x="0.512cm" svg:y="11.512cm" chart:style-name="ch8">
              <text:p>Prędkość obrotowa n [obr./min.]</text:p>
            </chart:title>
            <chart:grid chart:style-name="ch9" chart:class="major"/>
          </chart:axis>
          <chart:series chart:style-name="ch10" chart:values-cell-range-address="Szeregowy.E2:Szeregowy.E6" chart:label-cell-address="Szeregowy.F1:Szeregowy.F1" chart:class="chart:scatter">
            <chart:domain table:cell-range-address="Szeregowy.D2:Szeregowy.D6"/>
            <chart:regression-curve chart:style-name="ch11"/>
            <chart:data-point chart:repeated="5"/>
          </chart:series>
          <chart:series chart:style-name="ch12" chart:values-cell-range-address="Szeregowy.E13:Szeregowy.E17" chart:label-cell-address="Szeregowy.F12:Szeregowy.F12" chart:class="chart:scatter">
            <chart:domain table:cell-range-address="Szeregowy.D13:Szeregowy.D17"/>
            <chart:regression-curve chart:style-name="ch13"/>
            <chart:data-point chart:repeated="5"/>
          </chart:series>
          <chart:series chart:style-name="ch14" chart:values-cell-range-address="Szeregowy.E23:Szeregowy.E27" chart:label-cell-address="Szeregowy.F22:Szeregowy.F22" chart:class="chart:scatter">
            <chart:domain table:cell-range-address="Szeregowy.D23:Szeregowy.D27"/>
            <chart:regression-curve chart:style-name="ch15"/>
            <chart:data-point chart:repeated="3"/>
            <chart:data-point chart:style-name="ch16"/>
            <chart:data-point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U=150V, Rd=0</text:p>
                <draw:g>
                  <svg:desc>Szeregowy.F1:Szeregowy.F1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50V, Rd&gt;0</text:p>
                <draw:g>
                  <svg:desc>Szeregowy.F12:Szeregowy.F12</svg:desc>
                </draw:g>
              </table:table-cell>
              <table:table-cell office:value-type="string">
                <text:p>Kolumna D</text:p>
              </table:table-cell>
              <table:table-cell office:value-type="string">
                <text:p>U=120V, Rd=0</text:p>
                <draw:g>
                  <svg:desc>Szeregowy.F22:Szeregowy.F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.1">
                <text:p>10.1</text:p>
                <draw:g>
                  <svg:desc>Szeregowy.D2:Szeregowy.D6</svg:desc>
                </draw:g>
              </table:table-cell>
              <table:table-cell office:value-type="float" office:value="1923">
                <text:p>1923</text:p>
                <draw:g>
                  <svg:desc>Szeregowy.E2:Szeregowy.E6</svg:desc>
                </draw:g>
              </table:table-cell>
              <table:table-cell office:value-type="float" office:value="9.5">
                <text:p>9.5</text:p>
                <draw:g>
                  <svg:desc>Szeregowy.D13:Szeregowy.D17</svg:desc>
                </draw:g>
              </table:table-cell>
              <table:table-cell office:value-type="float" office:value="1586">
                <text:p>1586</text:p>
                <draw:g>
                  <svg:desc>Szeregowy.E13:Szeregowy.E17</svg:desc>
                </draw:g>
              </table:table-cell>
              <table:table-cell office:value-type="float" office:value="8.7">
                <text:p>8.7</text:p>
                <draw:g>
                  <svg:desc>Szeregowy.D23:Szeregowy.D27</svg:desc>
                </draw:g>
              </table:table-cell>
              <table:table-cell office:value-type="float" office:value="1695">
                <text:p>1695</text:p>
                <draw:g>
                  <svg:desc>Szeregowy.E23:Szeregowy.E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4">
                <text:p>11.4</text:p>
              </table:table-cell>
              <table:table-cell office:value-type="float" office:value="1744">
                <text:p>1744</text:p>
              </table:table-cell>
              <table:table-cell office:value-type="float" office:value="10.8">
                <text:p>10.8</text:p>
              </table:table-cell>
              <table:table-cell office:value-type="float" office:value="1358">
                <text:p>1358</text:p>
              </table:table-cell>
              <table:table-cell office:value-type="float" office:value="9.5">
                <text:p>9.5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8">
                <text:p>12.8</text:p>
              </table:table-cell>
              <table:table-cell office:value-type="float" office:value="1577">
                <text:p>1577</text:p>
              </table:table-cell>
              <table:table-cell office:value-type="float" office:value="12">
                <text:p>12</text:p>
              </table:table-cell>
              <table:table-cell office:value-type="float" office:value="1199">
                <text:p>1199</text:p>
              </table:table-cell>
              <table:table-cell office:value-type="float" office:value="10.7">
                <text:p>10.7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1380">
                <text:p>1380</text:p>
              </table:table-cell>
              <table:table-cell office:value-type="float" office:value="13.5">
                <text:p>13.5</text:p>
              </table:table-cell>
              <table:table-cell office:value-type="float" office:value="1042">
                <text:p>1042</text:p>
              </table:table-cell>
              <table:table-cell office:value-type="float" office:value="12.9">
                <text:p>12.9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7">
                <text:p>18.7</text:p>
              </table:table-cell>
              <table:table-cell office:value-type="float" office:value="1172">
                <text:p>1172</text:p>
              </table:table-cell>
              <table:table-cell office:value-type="float" office:value="15.65">
                <text:p>15.65</text:p>
              </table:table-cell>
              <table:table-cell office:value-type="float" office:value="866">
                <text:p>866</text:p>
              </table:table-cell>
              <table:table-cell office:value-type="float" office:value="15.5">
                <text:p>15.5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D000000DD000000DD3F0040E4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 chart:link-data-style-to-source="true">
        <chart:symbol-image xlink:href="Pictures/2000000D000000DD000000DD3F0040E4.svm" xlink:type="simple" xlink:actuate="onLoad"/>
      </style:chart-properties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5cm" svg:stroke-color="#ff00cc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18cm" svg:height="13.012cm" xlink:href=".." xlink:type="simple" chart:class="chart:scatter" chart:column-mapping="" chart:style-name="ch1">
        <chart:title svg:x="4.983cm" svg:y="0.396cm" chart:style-name="ch2">
          <text:p>Chrakterystyka rozruchowa T(I)</text:p>
        </chart:title>
        <chart:plot-area chart:style-name="ch3" table:cell-range-address="Rozruchowe.B1:Rozruchowe.B11 Rozruchowe.A2:Rozruchowe.A11" chart:data-source-has-labels="column" svg:x="1.36cm" svg:y="1.461cm" svg:width="14.828cm" svg:height="10.291cm">
          <chartooo:coordinate-region svg:x="2.034cm" svg:y="1.691cm" svg:width="13.942cm" svg:height="9.352cm"/>
          <chart:axis chart:dimension="x" chart:name="primary-x" chart:style-name="ch4" chartooo:axis-type="auto">
            <chart:title svg:x="8.029cm" svg:y="12.013cm" chart:style-name="ch5">
              <text:p>prąd I [A]</text:p>
            </chart:title>
            <chart:categories table:cell-range-address="Rozruchowe.B1:Rozruchowe.B1"/>
          </chart:axis>
          <chart:axis chart:dimension="y" chart:name="primary-y" chart:style-name="ch4">
            <chart:title svg:x="0.451cm" svg:y="7.81cm" chart:style-name="ch6">
              <text:p>moment T [Nm]</text:p>
            </chart:title>
            <chart:grid chart:style-name="ch7" chart:class="major"/>
          </chart:axis>
          <chart:series chart:style-name="ch8" chart:values-cell-range-address="Rozruchowe.B2:Rozruchowe.B11" chart:class="chart:scatter">
            <chart:domain table:cell-range-address="Rozruchowe.A2:Rozruchowe.A11"/>
            <chart:regression-curve chart:style-name="ch9">
              <chart:equation chart:display-equation="true" chart:display-r-square="true"/>
            </chart:regression-curve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moment T</text:p>
                <draw:g>
                  <svg:desc>Rozruchowe.B1:Rozruchowe.B1</svg:desc>
                </draw:g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7.12">
                <text:p>7.12</text:p>
                <draw:g>
                  <svg:desc>Rozruchowe.B2:Rozruchowe.B11</svg:desc>
                </draw:g>
              </table:table-cell>
            </table:table-row>
            <table:table-row>
              <table:table-cell office:value-type="string"/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/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/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/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/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/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/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/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71cm" xlink:href=".." xlink:type="simple" chart:class="chart:scatter" chart:style-name="ch1">
        <chart:legend chart:legend-position="end" svg:x="11.819cm" svg:y="3.875cm" style:legend-expansion="high" chart:style-name="ch2"/>
        <chart:plot-area chart:style-name="ch3" table:cell-range-address="Rozruchowe.A2:Rozruchowe.A11 Rozruchowe.C1:Rozruchowe.C11" chart:data-source-has-labels="row" svg:x="0.319cm" svg:y="0.179cm" svg:width="11.181cm" svg:height="8.613cm">
          <chartooo:coordinate-region svg:x="1.099cm" svg:y="0.41cm" svg:width="10.188cm" svg:height="7.6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C2:Rozruchowe.C11" chart:label-cell-address="Rozruchowe.C1:Rozruchowe.C1" chart:class="chart:scatter">
            <chart:domain table:cell-range-address="Rozruchowe.A2:Rozruchowe.A11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wadrat</text:p>
                <draw:g>
                  <svg:desc>Rozruchowe.C1:Rozruchowe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  <draw:g>
                  <svg:desc>Rozruchowe.A2:Rozruchowe.A11</svg:desc>
                </draw:g>
              </table:table-cell>
              <table:table-cell office:value-type="float" office:value="2.66833281282527">
                <text:p>2.66833281282527</text:p>
                <draw:g>
                  <svg:desc>Rozruchowe.C2:Rozruchowe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2.84604989415154">
                <text:p>2.846049894151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22490309931942">
                <text:p>3.224903099319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3.57770876399966">
                <text:p>3.577708763999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3.76828873628335">
                <text:p>3.768288736283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3.9496835316263">
                <text:p>3.94968353162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4.12310562561766">
                <text:p>4.123105625617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4.24264068711929">
                <text:p>4.242640687119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4.46094160463909">
                <text:p>4.460941604639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28cm" svg:y="3.89cm" style:legend-expansion="high" chart:style-name="ch2"/>
        <chart:plot-area chart:style-name="ch3" table:cell-range-address="Rozruchowe.A18:Rozruchowe.B27 Rozruchowe.B17:Rozruchowe.B17" chart:data-source-has-labels="row" svg:x="0.32cm" svg:y="0.18cm" svg:width="11.688cm" svg:height="8.64cm">
          <chartooo:coordinate-region svg:x="1.1cm" svg:y="0.41cm" svg:width="10.642cm" svg:height="7.7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ozruchowe.B18:Rozruchowe.B27" chart:label-cell-address="Rozruchowe.B17:Rozruchowe.B17" chart:class="chart:scatter">
            <chart:domain table:cell-range-address="Rozruchowe.A18:Rozruchowe.A27"/>
            <chart:regression-curve chart:style-name="ch7">
              <chart:equation chart:display-equation="true" chart:display-r-square="true"/>
            </chart:regression-curve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og T</text:p>
                <draw:g>
                  <svg:desc>Rozruchowe.B17:Rozruchowe.B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33468455579586">
                <text:p>0.633468455579586</text:p>
                <draw:g>
                  <svg:desc>Rozruchowe.A18:Rozruchowe.A27</svg:desc>
                </draw:g>
              </table:table-cell>
              <table:table-cell office:value-type="float" office:value="0.852479993636856">
                <text:p>0.852479993636856</text:p>
                <draw:g>
                  <svg:desc>Rozruchowe.B18:Rozruchowe.B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6003343634799">
                <text:p>0.716003343634799</text:p>
              </table:table-cell>
              <table:table-cell office:value-type="float" office:value="0.90848501887865">
                <text:p>0.908485018878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85329835010767">
                <text:p>0.785329835010767</text:p>
              </table:table-cell>
              <table:table-cell office:value-type="float" office:value="0.954242509439325">
                <text:p>0.954242509439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03089986991943">
                <text:p>0.903089986991943</text:p>
              </table:table-cell>
              <table:table-cell office:value-type="float" office:value="1.01703333929878">
                <text:p>1.01703333929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342375548695">
                <text:p>1.03342375548695</text:p>
              </table:table-cell>
              <table:table-cell office:value-type="float" office:value="1.10720996964787">
                <text:p>1.107209969647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0720996964787">
                <text:p>1.10720996964787</text:p>
              </table:table-cell>
              <table:table-cell office:value-type="float" office:value="1.15228834438306">
                <text:p>1.15228834438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6435285578444">
                <text:p>1.16435285578444</text:p>
              </table:table-cell>
              <table:table-cell office:value-type="float" office:value="1.19312459835446">
                <text:p>1.1931245983544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1748394421391">
                <text:p>1.21748394421391</text:p>
              </table:table-cell>
              <table:table-cell office:value-type="float" office:value="1.23044892137827">
                <text:p>1.230448921378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5767857486918">
                <text:p>1.25767857486918</text:p>
              </table:table-cell>
              <table:table-cell office:value-type="float" office:value="1.25527250510331">
                <text:p>1.255272505103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3096301674259">
                <text:p>1.3096301674259</text:p>
              </table:table-cell>
              <table:table-cell office:value-type="float" office:value="1.29885307640971">
                <text:p>1.2988530764097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scatter" chart:style-name="ch1">
        <chart:legend chart:legend-position="end" svg:x="13.386cm" svg:y="3.89cm" style:legend-expansion="high" chart:style-name="ch2"/>
        <chart:plot-area chart:style-name="ch3" chart:data-source-has-labels="both" svg:x="0.32cm" svg:y="0.18cm" svg:width="12.746cm" svg:height="8.64cm">
          <chartooo:coordinate-region svg:x="0.994cm" svg:y="0.41cm" svg:width="11.86cm" svg:height="7.701cm"/>
          <chart:axis chart:dimension="x" chart:name="primary-x" chart:style-name="ch4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series chart:style-name="ch7" chart:values-cell-range-address="local-table.$E$2:.$E$11" chart:label-cell-address="local-table.$E$1" chart:class="chart:scatter">
            <chart:domain table:cell-range-address="local-table.$D$2:.$D$11"/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 model</text:p>
              </table:table-cell>
              <table:table-cell office:value-type="string">
                <text:p/>
              </table:table-cell>
              <table:table-cell office:value-type="string">
                <text:p>dan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3">
                <text:p>4.3</text:p>
              </table:table-cell>
              <table:table-cell office:value-type="float" office:value="7.0953660343964">
                <text:p>7.0953660343964</text:p>
              </table:table-cell>
              <table:table-cell office:value-type="float" office:value="4.3">
                <text:p>4.3</text:p>
              </table:table-cell>
              <table:table-cell office:value-type="float" office:value="7.12">
                <text:p>7.1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2">
                <text:p>5.2</text:p>
              </table:table-cell>
              <table:table-cell office:value-type="float" office:value="8.02596651274973">
                <text:p>8.02596651274973</text:p>
              </table:table-cell>
              <table:table-cell office:value-type="float" office:value="5.2">
                <text:p>5.2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.1">
                <text:p>6.1</text:p>
              </table:table-cell>
              <table:table-cell office:value-type="float" office:value="8.90132074954196">
                <text:p>8.90132074954196</text:p>
              </table:table-cell>
              <table:table-cell office:value-type="float" office:value="6.1">
                <text:p>6.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.6125561903841">
                <text:p>10.6125561903841</text:p>
              </table:table-cell>
              <table:table-cell office:value-type="float" office:value="8">
                <text:p>8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8">
                <text:p>10.8</text:p>
              </table:table-cell>
              <table:table-cell office:value-type="float" office:value="12.8925653527341">
                <text:p>12.8925653527341</text:p>
              </table:table-cell>
              <table:table-cell office:value-type="float" office:value="10.8">
                <text:p>10.8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8">
                <text:p>12.8</text:p>
              </table:table-cell>
              <table:table-cell office:value-type="float" office:value="14.3942322872678">
                <text:p>14.3942322872678</text:p>
              </table:table-cell>
              <table:table-cell office:value-type="float" office:value="12.8">
                <text:p>12.8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.6">
                <text:p>14.6</text:p>
              </table:table-cell>
              <table:table-cell office:value-type="float" office:value="15.6763424969968">
                <text:p>15.6763424969968</text:p>
              </table:table-cell>
              <table:table-cell office:value-type="float" office:value="14.6">
                <text:p>14.6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.5">
                <text:p>16.5</text:p>
              </table:table-cell>
              <table:table-cell office:value-type="float" office:value="16.970685845763">
                <text:p>16.970685845763</text:p>
              </table:table-cell>
              <table:table-cell office:value-type="float" office:value="16.5">
                <text:p>16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1">
                <text:p>18.1</text:p>
              </table:table-cell>
              <table:table-cell office:value-type="float" office:value="18.0204221777647">
                <text:p>18.0204221777647</text:p>
              </table:table-cell>
              <table:table-cell office:value-type="float" office:value="18.1">
                <text:p>18.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.4">
                <text:p>20.4</text:p>
              </table:table-cell>
              <table:table-cell office:value-type="float" office:value="19.4739803744722">
                <text:p>19.4739803744722</text:p>
              </table:table-cell>
              <table:table-cell office:value-type="float" office:value="20.4">
                <text:p>20.4</text:p>
              </table:table-cell>
              <table:table-cell office:value-type="float" office:value="19.9">
                <text:p>19.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918cm" svg:height="14.999cm" xlink:href=".." xlink:type="simple" chart:class="chart:scatter" chart:style-name="ch1">
        <chart:title svg:x="10.429cm" svg:y="0.435cm" chart:style-name="ch2">
          <text:p>U=150V Rd=0</text:p>
        </chart:title>
        <chart:legend svg:x="19.14cm" svg:y="13.565cm" style:legend-expansion="custom" chartooo:width="4.037cm" chartooo:height="1.318cm" style:legend-expansion-aspect-ratio="3.06297420333839" chart:style-name="ch3"/>
        <chart:plot-area chart:style-name="ch4" table:cell-range-address="Szeregowy.H1:Szeregowy.I6" chart:data-source-has-labels="row" svg:x="1.508cm" svg:y="1.539cm" svg:width="21.932cm" svg:height="12.161cm">
          <chartooo:coordinate-region svg:x="3.135cm" svg:y="1.769cm" svg:width="19.933cm" svg:height="11.222cm"/>
          <chart:axis chart:dimension="x" chart:name="primary-x" chart:style-name="ch5">
            <chart:title svg:x="10.706cm" svg:y="14cm" chart:style-name="ch6">
              <text:p>odwrotność prądu [1/A]</text:p>
            </chart:title>
          </chart:axis>
          <chart:axis chart:dimension="y" chart:name="primary-y" chart:style-name="ch5">
            <chart:title svg:x="0.451cm" svg:y="9.775cm" chart:style-name="ch7">
              <text:p>prędkość obrotowa [obr/min]</text:p>
            </chart:title>
            <chart:grid chart:style-name="ch8" chart:class="major"/>
          </chart:axis>
          <chart:series chart:style-name="ch9" chart:values-cell-range-address="Szeregowy.I2:Szeregowy.I6" chart:label-cell-address="Szeregowy.I1:Szeregowy.I1" chart:class="chart:scatter">
            <chart:domain table:cell-range-address="Szeregowy.H2:Szeregowy.H6"/>
            <chart:regression-curve chart:style-name="ch10">
              <chart:equation chart:display-equation="true" chart:display-r-square="fals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n</text:p>
                <draw:g>
                  <svg:desc>Szeregowy.I1:Szeregowy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99009900990099">
                <text:p>0.099009900990099</text:p>
                <draw:g>
                  <svg:desc>Szeregowy.H2:Szeregowy.H6</svg:desc>
                </draw:g>
              </table:table-cell>
              <table:table-cell office:value-type="float" office:value="1923">
                <text:p>1923</text:p>
                <draw:g>
                  <svg:desc>Szeregowy.I2:Szeregowy.I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7719298245614">
                <text:p>0.087719298245614</text:p>
              </table:table-cell>
              <table:table-cell office:value-type="float" office:value="1744">
                <text:p>17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8125">
                <text:p>0.078125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1380">
                <text:p>1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475935828877">
                <text:p>0.053475935828877</text:p>
              </table:table-cell>
              <table:table-cell office:value-type="float" office:value="1172">
                <text:p>117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853cm" svg:height="14.62cm" xlink:href=".." xlink:type="simple" chart:class="chart:scatter" chart:style-name="ch1">
        <chart:title svg:x="9.396cm" svg:y="0.428cm" chart:style-name="ch2">
          <text:p>U=150V Rd&gt;0</text:p>
        </chart:title>
        <chart:legend svg:x="17.478cm" svg:y="13.286cm" style:legend-expansion="custom" chartooo:width="2.898cm" chartooo:height="1.22cm" style:legend-expansion-aspect-ratio="2.37540983606557" chart:style-name="ch3"/>
        <chart:plot-area chart:style-name="ch4" table:cell-range-address="Szeregowy.H12:Szeregowy.I17" chart:data-source-has-labels="row" svg:x="1.467cm" svg:y="1.525cm" svg:width="19.949cm" svg:height="11.803cm">
          <chartooo:coordinate-region svg:x="3.094cm" svg:y="1.755cm" svg:width="17.95cm" svg:height="10.864cm"/>
          <chart:axis chart:dimension="x" chart:name="primary-x" chart:style-name="ch5">
            <chart:title svg:x="9.673cm" svg:y="13.621cm" chart:style-name="ch6">
              <text:p>odwrotność prądu [1/A]</text:p>
            </chart:title>
          </chart:axis>
          <chart:axis chart:dimension="y" chart:name="primary-y" chart:style-name="ch5">
            <chart:title svg:x="0.451cm" svg:y="9.582cm" chart:style-name="ch7">
              <text:p>prędkość obrotowa [obr/min]</text:p>
            </chart:title>
            <chart:grid chart:style-name="ch8" chart:class="major"/>
          </chart:axis>
          <chart:series chart:style-name="ch9" chart:values-cell-range-address="Szeregowy.I13:Szeregowy.I17" chart:label-cell-address="Szeregowy.I12:Szeregowy.I12" chart:class="chart:scatter">
            <chart:domain table:cell-range-address="Szeregowy.H13:Szeregowy.H17"/>
            <chart:regression-curve chart:style-name="ch10">
              <chart:equation chart:display-equation="true" chart:display-r-square="fals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n</text:p>
                <draw:g>
                  <svg:desc>Szeregowy.I12:Szeregowy.I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05263157894737">
                <text:p>0.105263157894737</text:p>
                <draw:g>
                  <svg:desc>Szeregowy.H13:Szeregowy.H17</svg:desc>
                </draw:g>
              </table:table-cell>
              <table:table-cell office:value-type="float" office:value="1586">
                <text:p>1586</text:p>
                <draw:g>
                  <svg:desc>Szeregowy.I13:Szeregowy.I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25925925925926">
                <text:p>0.0925925925925926</text:p>
              </table:table-cell>
              <table:table-cell office:value-type="float" office:value="1358">
                <text:p>13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38977635782748">
                <text:p>0.0638977635782748</text:p>
              </table:table-cell>
              <table:table-cell office:value-type="float" office:value="866">
                <text:p>866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>
        <chart:symbol-image/>
      </style:chart-properties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x" chart:symbol-width="0.25cm" chart:symbol-height="0.25cm" chart:link-data-style-to-source="true">
        <chart:symbol-image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469cm" svg:height="13.298cm" xlink:href=".." xlink:type="simple" chart:class="chart:scatter" chart:style-name="ch1">
        <chart:title svg:x="9.704cm" svg:y="0.401cm" chart:style-name="ch2">
          <text:p>U=120V Rd=0</text:p>
        </chart:title>
        <chart:legend svg:x="17.418cm" svg:y="11.661cm" style:legend-expansion="custom" chartooo:width="3.676cm" chartooo:height="1.445cm" style:legend-expansion-aspect-ratio="2.5439446366782" chart:style-name="ch3"/>
        <chart:plot-area chart:style-name="ch4" table:cell-range-address="Szeregowy.H22:Szeregowy.I27" chart:data-source-has-labels="row" svg:x="1.479cm" svg:y="1.47cm" svg:width="19.371cm" svg:height="9.86cm">
          <chartooo:coordinate-region svg:x="3.106cm" svg:y="1.7cm" svg:width="17.372cm" svg:height="8.921cm"/>
          <chart:axis chart:dimension="x" chart:name="primary-x" chart:style-name="ch5">
            <chart:title svg:x="9.396cm" svg:y="11.596cm" chart:style-name="ch6">
              <text:p>odwrotność prądu [1/A]</text:p>
            </chart:title>
          </chart:axis>
          <chart:axis chart:dimension="y" chart:name="primary-y" chart:style-name="ch5">
            <chart:title svg:x="0.451cm" svg:y="8.556cm" chart:style-name="ch7">
              <text:p>prędkość obrotowa [obr/min]</text:p>
            </chart:title>
            <chart:grid chart:style-name="ch8" chart:class="major"/>
          </chart:axis>
          <chart:series chart:style-name="ch9" chart:values-cell-range-address="Szeregowy.I23:Szeregowy.I27" chart:label-cell-address="Szeregowy.I22:Szeregowy.I22" chart:class="chart:scatter">
            <chart:domain table:cell-range-address="Szeregowy.H23:Szeregowy.H27"/>
            <chart:regression-curve chart:style-name="ch10">
              <chart:equation chart:display-equation="true" chart:display-r-square="false"/>
            </chart:regression-curve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n</text:p>
                <draw:g>
                  <svg:desc>Szeregowy.I22:Szeregowy.I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14942528735632">
                <text:p>0.114942528735632</text:p>
                <draw:g>
                  <svg:desc>Szeregowy.H23:Szeregowy.H27</svg:desc>
                </draw:g>
              </table:table-cell>
              <table:table-cell office:value-type="float" office:value="1695">
                <text:p>1695</text:p>
                <draw:g>
                  <svg:desc>Szeregowy.I23:Szeregowy.I2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934579439252336">
                <text:p>0.0934579439252336</text:p>
              </table:table-cell>
              <table:table-cell office:value-type="float" office:value="1417">
                <text:p>14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75193798449612">
                <text:p>0.0775193798449612</text:p>
              </table:table-cell>
              <table:table-cell office:value-type="float" office:value="1213">
                <text:p>12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45161290322581">
                <text:p>0.0645161290322581</text:p>
              </table:table-cell>
              <table:table-cell office:value-type="float" office:value="1047">
                <text:p>104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